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3460000016806B434E3960BABD5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628cm" svg:height="7.143cm" svg:x="2.669cm" svg:y="11.565cm">
          <draw:image xlink:href="Pictures/10000000000003460000016806B434E3960BABD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15:38:38.026276052</meta:creation-date>
    <dc:date>2018-04-26T15:38:57.254112855</dc:date>
    <meta:editing-duration>PT19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